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4700000087188D0F1C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T1" style:family="text">
      <style:text-properties fo:background-color="#00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Use Math.max with an array!</text:h>
      <text:p text:style-name="Text_20_body">var a = [1, 2, 3];</text:p>
      <text:p text:style-name="Text_20_body">var max = YOUR_CODE_HERE</text:p>
      <text:h text:style-name="Heading_20_6" text:outline-level="6">What are the mistakes here?</text:h>
      <text:p text:style-name="Text_20_body">An excerpt from liferay-portal-src-6.1.10-ee-ga1\portal-web\docroot\html\taglib\ui\social_bookmark\plusone.jsp</text:p>
      <text:p text:style-name="Text_20_body"><draw:frame draw:style-name="fr1" draw:name="graphics6" text:anchor-type="paragraph" svg:width="6.6929in" svg:height="0.8252in" draw:z-index="0"><draw:image xlink:href="Pictures/100000000000044700000087188D0F1C.png" xlink:type="simple" xlink:show="embed" xlink:actuate="onLoad"/></draw:frame>There are at least two big mistakes here. You do not need to know liferay nor google plusone, only JavaScript to point to these two misuse of JavaScript/html tags.</text:p>
      <text:p text:style-name="Text_20_body">Hint: JSP code is OK, so text between &lt;% and %&gt; is good.</text:p>
      <text:p text:style-name="Text_20_body">Misuse 1:</text:p>
      <text:p text:style-name="Text_20_body">Misuse 2:</text:p>
      <text:h text:style-name="Heading_20_6" text:outline-level="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JavaScript Basics II by Péter Borkuti<text:tab/><text:tab/><text:page-count>1</text:page-count>/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éter </meta:initial-creator>
    <meta:creation-date>2013-04-19T21:48:18.07</meta:creation-date>
    <dc:date>2013-05-22T08:57:15.21</dc:date>
    <meta:editing-duration>PT6H43M35S</meta:editing-duration>
    <meta:editing-cycles>5</meta:editing-cycles>
    <meta:generator>OpenOffice.org/3.4.1$Win32 OpenOffice.org_project/341m1$Build-9593</meta:generator>
    <meta:document-statistic meta:table-count="0" meta:image-count="1" meta:object-count="0" meta:page-count="1" meta:paragraph-count="10" meta:word-count="79" meta:character-count="487"/>
  </office:meta>
</office:document-meta>
</file>